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STIX Two Text" svg:font-family="'STIX Two Tex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Calendar_20_2016">
      <style:table-properties table:display="true" style:writing-mode="lr-tb"/>
    </style:style>
    <style:style style:name="ce1" style:family="table-cell" style:parent-style-name="Default">
      <style:table-cell-properties fo:border-bottom="none" fo:background-color="#579d1c" style:diagonal-bl-tr="none" style:diagonal-tl-br="none" style:text-align-source="fix" style:repeat-content="false" fo:border-left="0.74pt solid #579d1c" fo:padding="0.71mm" fo:border-right="none" style:rotation-align="none" fo:border-top="0.74pt solid #579d1c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2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6" style:family="table-cell" style:parent-style-name="Default">
      <style:table-cell-properties fo:border-bottom="0.74pt solid #579d1c" fo:background-color="#579d1c" style:diagonal-bl-tr="none" style:diagonal-tl-br="none" style:text-align-source="fix" style:repeat-content="false" fo:border-left="0.74pt solid #579d1c" fo:padding="0.71mm" fo:border-right="none" style:rotation-align="none" fo:border-top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7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 fo:margin-left="0mm"/>
      <style:text-properties fo:color="#eeeeee" style:font-name="STIX Two Text"/>
    </style:style>
    <style:style style:name="ce8" style:family="table-cell" style:parent-style-name="Default">
      <style:table-cell-properties style:glyph-orientation-vertical="0" fo:border-bottom="none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79d1c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1" style:family="table-cell" style:parent-style-name="Default">
      <style:table-cell-properties fo:border-bottom="0.51pt solid #66cc00" fo:background-color="#ffffff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6" style:family="table-cell" style:parent-style-name="Default">
      <style:table-cell-properties fo:border-bottom="0.51pt solid #66cc00" fo:background-color="#ffffff" style:text-align-source="fix" style:repeat-content="false" fo:border-left="0.51pt solid #66cc00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123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3" style:family="table-cell" style:parent-style-name="Default" style:data-style-name="N12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6" style:family="table-cell" style:parent-style-name="Default" style:data-style-name="N123">
      <style:table-cell-properties style:glyph-orientation-vertical="0" fo:border-bottom="0.51pt solid #66cc00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579d1c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/>
      <style:text-properties style:font-name="STIX Two Text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 MT" fo:font-size="6pt" style:font-size-asian="6pt" style:font-size-complex="6pt"/>
    </style:style>
    <style:style style:name="ce34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padding="0.71mm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36" style:family="table-cell" style:parent-style-name="Default">
      <style:table-cell-properties fo:background-color="#ffffff" style:text-align-source="fix" style:repeat-content="false" fo:border="none" fo:padding="0.71mm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37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38" style:family="table-cell" style:parent-style-name="Default">
      <style:table-cell-properties style:glyph-orientation-vertical="0" fo:border-bottom="0.51pt solid #66cc00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" style:family="table-cell" style:parent-style-name="Default">
      <style:table-cell-properties fo:border-bottom="none" fo:background-color="#ffffcc" style:text-align-source="fix" style:repeat-content="false" fo:border-left="0.51pt solid #66cc00" fo:padding="0.71mm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40" style:family="table-cell" style:parent-style-name="Default">
      <style:table-cell-properties fo:border-bottom="none" fo:background-color="#ffffcc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1" style:family="table-cell" style:parent-style-name="Default">
      <style:table-cell-properties fo:border-bottom="0.51pt solid #66cc00" fo:background-color="#ffffcc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7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8" style:family="table-cell" style:parent-style-name="Default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79d1c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51pt solid #66cc00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579d1c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51pt solid #66cc00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9" style:family="table-cell" style:parent-style-name="Default" style:data-style-name="N123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2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3" style:family="table-cell" style:parent-style-name="Default">
      <style:table-cell-properties fo:border-bottom="0.51pt solid #66cc00" fo:background-color="#ffffff" style:text-align-source="fix" style:repeat-content="false" fo:border-left="none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4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0.51pt solid #66cc00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66" style:family="table-cell" style:parent-style-name="Default">
      <style:table-cell-properties fo:border-bottom="none" fo:background-color="#ffffcc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7" style:family="table-cell" style:parent-style-name="Default">
      <style:table-cell-properties fo:border-bottom="0.51pt solid #66cc00" fo:background-color="#ffffcc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8" style:family="table-cell" style:parent-style-name="Default">
      <style:table-cell-properties fo:border-bottom="none" fo:background-color="#ffffff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9" style:family="table-cell" style:parent-style-name="Default">
      <style:table-cell-properties fo:border-bottom="0.51pt solid #66cc00" fo:background-color="#ffffff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STIX Two Text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0.51pt solid #66cc00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4" style:family="table-cell" style:parent-style-name="Default">
      <style:table-cell-properties fo:border-bottom="none" fo:background-color="#ccff99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5" style:family="table-cell" style:parent-style-name="Default">
      <style:table-cell-properties fo:border-bottom="0.51pt solid #66cc00" fo:background-color="#ccff99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6" style:family="table-cell" style:parent-style-name="Default">
      <style:table-cell-properties fo:border-bottom="0.51pt solid #66cc00" fo:background-color="#ffffff" style:text-align-source="fix" style:repeat-content="false" fo:border-left="none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7" style:family="table-cell" style:parent-style-name="Default">
      <style:table-cell-properties fo:border-bottom="none" fo:background-color="#ccff99" style:text-align-source="fix" style:repeat-content="false" fo:border-left="0.51pt solid #66cc00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78" style:family="table-cell" style:parent-style-name="Default">
      <style:table-cell-properties fo:border-bottom="none" fo:background-color="#579d1c" style:diagonal-bl-tr="none" style:diagonal-tl-br="none" style:text-align-source="fix" style:repeat-content="false" fo:border-left="none" fo:padding="0.71mm" fo:border-right="0.74pt solid #579d1c" style:rotation-align="none" fo:border-top="0.74pt solid #579d1c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79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80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81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82" style:family="table-cell" style:parent-style-name="Default">
      <style:table-cell-properties fo:border-bottom="0.74pt solid #579d1c" fo:background-color="#ff9900" style:diagonal-bl-tr="none" style:diagonal-tl-br="none" style:text-align-source="fix" style:repeat-content="false" fo:border-left="none" fo:padding="0.71mm" fo:border-right="0.74pt solid #579d1c" style:rotation-align="none" fo:border-top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5pt" fo:font-style="italic" fo:text-shadow="none" style:text-underline-style="none" fo:font-weight="bold" style:font-size-asian="5pt" style:font-style-asian="italic" style:font-weight-asian="bold" style:font-size-complex="5pt" style:font-style-complex="italic" style:font-weight-complex="600"/>
    </style:style>
    <style:style style:name="ce8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Gill Sans MT"/>
    </style:style>
    <style:style style:name="ce8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eeeeee" style:font-name="Gill Sans MT"/>
    </style:style>
  </office:automatic-styles>
  <office:body>
    <office:spreadsheet>
      <table:calculation-settings table:case-sensitive="false" table:automatic-find-labels="false" table:use-regular-expressions="false"/>
      <table:table table:name="Calendar 2016" table:style-name="ta1" table:print-ranges="'Calendar 2016'.A1:'Calendar 2016'.AK38">
        <office:forms form:automatic-focus="false" form:apply-design-mode="false"/>
        <table:table-column table:style-name="co1" table:default-cell-style-name="ce7"/>
        <table:table-column table:style-name="co1" table:number-columns-repeated="31" table:default-cell-style-name="ce28"/>
        <table:table-column table:style-name="co1" table:number-columns-repeated="4" table:default-cell-style-name="ce70"/>
        <table:table-column table:style-name="co1" table:default-cell-style-name="ce83"/>
        <table:table-column table:style-name="co2" table:number-columns-repeated="987" table:default-cell-style-name="ce70"/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78"/>
          <table:table-cell table:style-name="ce84"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an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35" table:number-columns-repeated="2"/>
          <table:table-cell table:style-name="ce29"/>
          <table:table-cell table:style-name="ce42"/>
          <table:table-cell table:style-name="ce5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79" office:value-type="string" calcext:value-type="string" table:number-columns-spanned="1" table:number-rows-spanned="3">
            <text:p>Ja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 table:number-columns-repeated="2"/>
          <table:table-cell table:style-name="ce36" table:number-columns-repeated="2"/>
          <table:table-cell table:style-name="ce30"/>
          <table:table-cell table:style-name="ce32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1" table:number-columns-repeated="2"/>
          <table:table-cell table:style-name="ce37" table:number-columns-repeated="2"/>
          <table:table-cell table:style-name="ce49"/>
          <table:table-cell table:style-name="ce51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Feb</text:p>
          </table:table-cell>
          <table:table-cell table:style-name="ce12"/>
          <table:table-cell table:style-name="ce2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9"/>
          <table:table-cell table:style-name="ce61" table:number-columns-repeated="3"/>
          <table:table-cell table:style-name="ce72"/>
          <table:table-cell table:style-name="ce79" office:value-type="string" calcext:value-type="string" table:number-columns-spanned="1" table:number-rows-spanned="3">
            <text:p>Feb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3"/>
          <table:table-cell table:style-name="ce30"/>
          <table:table-cell table:style-name="ce25" table:number-columns-repeated="3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2"/>
          <table:table-cell table:style-name="ce30"/>
          <table:table-cell table:style-name="ce62" table:number-columns-repeated="3"/>
          <table:table-cell table:style-name="ce73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4"/>
          <table:table-cell table:style-name="ce30"/>
          <table:table-cell table:style-name="ce38" table:number-columns-repeated="3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/>
          <table:table-cell table:style-name="ce49"/>
          <table:table-cell table:style-name="ce63"/>
          <table:table-cell table:style-name="ce62" table:number-columns-repeated="2"/>
          <table:table-cell table:style-name="ce73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r</text:p>
          </table:table-cell>
          <table:table-cell table:style-name="ce15"/>
          <table:table-cell table:style-name="ce3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2"/>
          <table:table-cell table:style-name="ce73"/>
          <table:table-cell table:style-name="ce79" office:value-type="string" calcext:value-type="string" table:number-columns-spanned="1" table:number-rows-spanned="3">
            <text:p>Ma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2"/>
          <table:table-cell table:style-name="ce18" table:number-columns-repeated="3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4"/>
          <table:table-cell table:style-name="ce68"/>
          <table:table-cell table:style-name="ce62"/>
          <table:table-cell table:style-name="ce73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32"/>
          <table:table-cell table:style-name="ce34" table:number-columns-repeated="3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59"/>
          <table:table-cell table:style-name="ce60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3"/>
          <table:table-cell table:style-name="ce69"/>
          <table:table-cell table:style-name="ce63"/>
          <table:table-cell table:style-name="ce73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pr</text:p>
          </table:table-cell>
          <table:table-cell table:style-name="ce15"/>
          <table:table-cell table:style-name="ce33"/>
          <table:table-cell table:style-name="ce35" table:number-columns-repeated="2"/>
          <table:table-cell table:style-name="ce43"/>
          <table:table-cell table:style-name="ce52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79" office:value-type="string" calcext:value-type="string" table:number-columns-spanned="1" table:number-rows-spanned="3">
            <text:p>Ap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3"/>
          <table:table-cell table:style-name="ce36" table:number-columns-repeated="2"/>
          <table:table-cell table:style-name="ce44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74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33"/>
          <table:table-cell table:style-name="ce36" table:number-columns-repeated="2"/>
          <table:table-cell table:style-name="ce4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75"/>
          <table:covered-table-cell table:style-name="ce81"/>
          <table:table-cell table:number-columns-repeated="987"/>
        </table:table-row>
        <table:table-row table:style-name="ro1">
          <table:table-cell table:style-name="ce5" office:value-type="string" calcext:value-type="string" table:number-columns-spanned="1" table:number-rows-spanned="3">
            <text:p>Ma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2"/>
          <table:table-cell table:style-name="ce29" table:number-columns-repeated="2"/>
          <table:table-cell table:style-name="ce42"/>
          <table:table-cell table:style-name="ce79" office:value-type="string" calcext:value-type="string" table:number-columns-spanned="1" table:number-rows-spanned="3">
            <text:p>May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3"/>
          <table:table-cell table:style-name="ce13"/>
          <table:table-cell table:style-name="ce30" table:number-columns-repeated="2"/>
          <table:table-cell table:style-name="ce32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2"/>
          <table:table-cell table:style-name="ce64"/>
          <table:table-cell table:style-name="ce49"/>
          <table:table-cell table:style-name="ce30"/>
          <table:table-cell table:style-name="ce32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n</text:p>
          </table:table-cell>
          <table:table-cell table:style-name="ce20"/>
          <table:table-cell table:style-name="ce35"/>
          <table:table-cell table:style-name="ce4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62"/>
          <table:table-cell table:style-name="ce73"/>
          <table:table-cell table:style-name="ce79" office:value-type="string" calcext:value-type="string" table:number-columns-spanned="1" table:number-rows-spanned="3">
            <text:p>Ju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6"/>
          <table:table-cell table:style-name="ce44"/>
          <table:table-cell table:style-name="ce25" table:number-columns-repeated="2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4"/>
          <table:table-cell table:style-name="ce66"/>
          <table:table-cell table:style-name="ce62"/>
          <table:table-cell table:style-name="ce73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36"/>
          <table:table-cell table:style-name="ce44"/>
          <table:table-cell table:style-name="ce38" table:number-columns-repeated="2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3"/>
          <table:table-cell table:style-name="ce67"/>
          <table:table-cell table:style-name="ce63"/>
          <table:table-cell table:style-name="ce76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l</text:p>
          </table:table-cell>
          <table:table-cell table:style-name="ce9" office:value-type="float" office:value="31" calcext:value-type="float">
            <text:p>31</text:p>
          </table:table-cell>
          <table:table-cell table:style-name="ce36" table:number-columns-repeated="2"/>
          <table:table-cell table:style-name="ce45"/>
          <table:table-cell table:style-name="ce17"/>
          <table:table-cell table:style-name="ce52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79" office:value-type="string" calcext:value-type="string" table:number-columns-spanned="1" table:number-rows-spanned="3">
            <text:p>Jul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36" table:number-columns-repeated="2"/>
          <table:table-cell table:style-name="ce46"/>
          <table:table-cell table:style-name="ce18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37" table:number-columns-repeated="2"/>
          <table:table-cell table:style-name="ce47"/>
          <table:table-cell table:style-name="ce3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ug</text:p>
          </table:table-cell>
          <table:table-cell table:style-name="ce2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1" table:number-columns-repeated="2"/>
          <table:table-cell table:style-name="ce72"/>
          <table:table-cell table:style-name="ce79" office:value-type="string" calcext:value-type="string" table:number-columns-spanned="1" table:number-rows-spanned="3">
            <text:p>Aug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22"/>
          <table:table-cell table:style-name="ce25" table:number-columns-repeated="4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3"/>
          <table:table-cell table:style-name="ce66"/>
          <table:table-cell table:style-name="ce62" table:number-columns-repeated="2"/>
          <table:table-cell table:style-name="ce73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23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2"/>
          <table:table-cell table:style-name="ce67"/>
          <table:table-cell table:style-name="ce63"/>
          <table:table-cell table:style-name="ce62"/>
          <table:table-cell table:style-name="ce73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Sep</text:p>
          </table:table-cell>
          <table:table-cell table:style-name="ce15"/>
          <table:table-cell table:style-name="ce35" table:number-columns-repeated="2"/>
          <table:table-cell table:style-name="ce42"/>
          <table:table-cell table:style-name="ce17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73"/>
          <table:table-cell table:style-name="ce79" office:value-type="string" calcext:value-type="string" table:number-columns-spanned="1" table:number-rows-spanned="3">
            <text:p>Sep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6" table:number-columns-repeated="2"/>
          <table:table-cell table:style-name="ce32"/>
          <table:table-cell table:style-name="ce18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73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36" table:number-columns-repeated="2"/>
          <table:table-cell table:style-name="ce32"/>
          <table:table-cell table:style-name="ce3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76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Oct</text:p>
          </table:table-cell>
          <table:table-cell table:style-name="ce24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6" table:number-columns-repeated="2"/>
          <table:table-cell table:style-name="ce35"/>
          <table:table-cell table:style-name="ce43"/>
          <table:table-cell table:style-name="ce56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79" office:value-type="string" calcext:value-type="string" table:number-columns-spanned="1" table:number-rows-spanned="3">
            <text:p>Oct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25"/>
          <table:table-cell table:style-name="ce40"/>
          <table:table-cell table:style-name="ce36" table:number-columns-repeated="3"/>
          <table:table-cell table:style-name="ce44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26"/>
          <table:table-cell table:style-name="ce41"/>
          <table:table-cell table:style-name="ce37" table:number-columns-repeated="3"/>
          <table:table-cell table:style-name="ce48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Nov</text:p>
          </table:table-cell>
          <table:table-cell table:style-name="ce20"/>
          <table:table-cell table:style-name="ce4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61" table:number-columns-repeated="2"/>
          <table:table-cell table:style-name="ce72"/>
          <table:table-cell table:style-name="ce79" office:value-type="string" calcext:value-type="string" table:number-columns-spanned="1" table:number-rows-spanned="3">
            <text:p>Nov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2"/>
          <table:table-cell table:style-name="ce18" table:number-columns-repeated="3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5"/>
          <table:table-cell table:style-name="ce53"/>
          <table:table-cell table:style-name="ce57"/>
          <table:table-cell table:style-name="ce18" table:number-columns-repeated="3"/>
          <table:table-cell table:style-name="ce68"/>
          <table:table-cell table:style-name="ce62" table:number-columns-repeated="2"/>
          <table:table-cell table:style-name="ce73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32"/>
          <table:table-cell table:style-name="ce34" table:number-columns-repeated="3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4"/>
          <table:table-cell table:style-name="ce54"/>
          <table:table-cell table:style-name="ce58"/>
          <table:table-cell table:style-name="ce19"/>
          <table:table-cell table:style-name="ce34" table:number-columns-repeated="2"/>
          <table:table-cell table:style-name="ce69"/>
          <table:table-cell table:style-name="ce63" table:number-columns-repeated="2"/>
          <table:table-cell table:style-name="ce73"/>
          <table:covered-table-cell table:style-name="ce81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Dec</text:p>
          </table:table-cell>
          <table:table-cell table:style-name="ce15"/>
          <table:table-cell table:style-name="ce36"/>
          <table:table-cell table:style-name="ce35"/>
          <table:table-cell table:style-name="ce43"/>
          <table:table-cell table:style-name="ce24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79" office:value-type="string" calcext:value-type="string" table:number-columns-spanned="1" table:number-rows-spanned="3">
            <text:p>Dec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6" table:number-columns-repeated="2"/>
          <table:table-cell table:style-name="ce44"/>
          <table:table-cell table:style-name="ce2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57"/>
          <table:table-cell table:style-name="ce25" table:number-columns-repeated="5"/>
          <table:table-cell table:style-name="ce53"/>
          <table:table-cell table:style-name="ce74"/>
          <table:covered-table-cell table:style-name="ce80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37" table:number-columns-repeated="2"/>
          <table:table-cell table:style-name="ce48"/>
          <table:table-cell table:style-name="ce38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58"/>
          <table:table-cell table:style-name="ce26"/>
          <table:table-cell table:style-name="ce38" table:number-columns-repeated="4"/>
          <table:table-cell table:style-name="ce54"/>
          <table:table-cell table:style-name="ce75"/>
          <table:covered-table-cell table:style-name="ce81"/>
          <table:table-cell table:number-columns-repeated="987"/>
        </table:table-row>
        <table:table-row table:style-name="ro2">
          <table:table-cell table:style-name="ce6"/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5" office:value-type="string" calcext:value-type="string">
            <text:p>Sa</text:p>
          </table:table-cell>
          <table:table-cell table:style-name="ce55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5" office:value-type="string" calcext:value-type="string">
            <text:p>Sa</text:p>
          </table:table-cell>
          <table:table-cell table:style-name="ce55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5" office:value-type="string" calcext:value-type="string">
            <text:p>Sa</text:p>
          </table:table-cell>
          <table:table-cell table:style-name="ce55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5" office:value-type="string" calcext:value-type="string">
            <text:p>Sa</text:p>
          </table:table-cell>
          <table:table-cell table:style-name="ce55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5" office:value-type="string" calcext:value-type="string">
            <text:p>Sa</text:p>
          </table:table-cell>
          <table:table-cell table:style-name="ce55" office:value-type="string" calcext:value-type="string">
            <text:p>Su</text:p>
          </table:table-cell>
          <table:table-cell table:style-name="ce82"/>
          <table:table-cell table:style-name="ce83" table:number-columns-repeated="98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Calendar 2016'.$A$1" table:cell-range-address="$'Calendar 2016'.$A$1:.$AF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STIX Two Text" svg:font-family="'STIX Two Tex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number:text/>
    </number:number-style>
    <number:number-style style:name="N122P1" style:volatile="true">
      <number:text/>
    </number:number-style>
    <number:number-style style:name="N122P2" style:volatile="true">
      <number:text/>
    </number:number-style>
    <number:text-style style:name="N122">
      <number:text/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Wk </number:text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6e6e6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6e6e6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e6e6e6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e6e6e6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shadow="none" style:first-page-number="continue" loext:scale-to-X="1" loext:scale-to-Y="1" style:table-centering="both" style:writing-mode="lr-tb"/>
      <style:header-style>
        <style:header-footer-properties fo:min-height="7.5mm" fo:margin-left="10.99mm" fo:margin-right="7mm" fo:margin-bottom="0mm"/>
      </style:header-style>
      <style:footer-style>
        <style:header-footer-properties fo:min-height="7.5mm" fo:margin-left="10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8:05:03.441390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ar_20_2016" style:display-name="PageStyle_Calendar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endar 2016</dc:title>
    <dc:description>www.calendarpedia.co.uk - Your source for calendars</dc:description>
    <meta:initial-creator>© Calendarpedia®</meta:initial-creator>
    <meta:creation-date>2012-06-04T19:05:14</meta:creation-date>
    <dc:date>2017-03-06T18:07:00.708379480</dc:date>
    <meta:print-date>2014-02-27T13:50:23</meta:print-date>
    <meta:editing-cycles>31</meta:editing-cycles>
    <meta:editing-duration>PT3H40M13S</meta:editing-duration>
    <meta:generator>LibreOffice/5.2.2.2$Linux_X86_64 LibreOffice_project/20m0$Build-2</meta:generator>
    <meta:document-statistic meta:table-count="1" meta:cell-count="460" meta:object-count="0"/>
  </office:meta>
</office:document-meta>
</file>